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b8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b8ff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15.35cm" svg:y="5.4cm">
          <text:p text:style-name="P1">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0.3cm" svg:y="8.1cm">
          <text:p text:style-name="P1">v'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5cm" svg:y1="7.1cm" svg:x2="12.5cm" svg:y2="8.5cm">
          <text:p/>
        </draw:line>
        <draw:line draw:style-name="gr2" draw:text-style-name="P1" draw:layer="layout" svg:x1="17.1cm" svg:y1="7.1cm" svg:x2="20.6cm" svg:y2="8.4cm">
          <text:p/>
        </draw:line>
        <draw:line draw:style-name="gr2" draw:text-style-name="P1" draw:layer="layout" svg:x1="20.5cm" svg:y1="9.8cm" svg:x2="19.3cm" svg:y2="11.4cm">
          <text:p/>
        </draw:line>
        <draw:line draw:style-name="gr2" draw:text-style-name="P1" draw:layer="layout" svg:x1="22cm" svg:y1="9.7cm" svg:x2="23.2cm" svg:y2="11.3cm">
          <text:p/>
        </draw:line>
        <draw:custom-shape draw:style-name="gr1" draw:text-style-name="P1" draw:layer="layout" svg:width="6.7cm" svg:height="5.4cm" svg:x="9cm" svg:y="8.3cm">
          <text:p text:style-name="P1">T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18cm" svg:height="3cm" svg:x="17.5cm" svg:y="11.4cm">
          <text:p text:style-name="P1">T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4.4cm" svg:y1="1.2cm" svg:x2="2.7cm" svg:y2="9.6cm">
          <text:p/>
        </draw:line>
        <draw:line draw:style-name="gr3" draw:text-style-name="P1" draw:layer="layout" svg:x1="26cm" svg:y1="9.6cm" svg:x2="14.3cm" svg:y2="1.2cm">
          <text:p/>
        </draw:line>
        <draw:line draw:style-name="gr3" draw:text-style-name="P1" draw:layer="layout" svg:x1="12.4cm" svg:y1="2.6cm" svg:x2="16cm" svg:y2="5.4cm">
          <text:p/>
        </draw:line>
        <draw:custom-shape draw:style-name="gr1" draw:text-style-name="P1" draw:layer="layout" svg:width="3.401cm" svg:height="3.15cm" svg:x="21.499cm" svg:y="11.3cm">
          <text:p text:style-name="P1">T3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" draw:text-style-name="P1" draw:layer="layout" svg:width="1.941cm" svg:height="1.725cm" svg:x="15.758cm" svg:y="8cm" svg:viewBox="0 0 1942 1726" svg:d="m971 0c550 0 970 373 970 863s-420 862-970 862-971-373-971-862 420-863 971-863zm-971 0zm1942 1726z">
          <text:p/>
        </draw:path>
        <draw:custom-shape draw:style-name="gr5" draw:text-style-name="P1" draw:layer="layout" svg:width="2.267cm" svg:height="2.79cm" svg:x="14.3cm" svg:y="7.8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cm" svg:y1="8cm" svg:x2="16.3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1-07T23:48:17</meta:creation-date>
    <dc:date>2013-08-20T16:35:49.666970718</dc:date>
    <dc:creator>Stefan Hildebrand</dc:creator>
    <meta:editing-duration>PT20S</meta:editing-duration>
    <meta:editing-cycles>2</meta:editing-cycles>
    <meta:generator>LibreOffice/4.1.0.4$Linux_X86_64 LibreOffice_project/410m0$Build-4</meta:generator>
    <meta:document-statistic meta:object-count="15"/>
  </office:meta>
</office:document-meta>
</file>